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29bfc9"/>
    </style:style>
    <style:style style:name="P3" style:family="paragraph" style:parent-style-name="First_20_paragraph">
      <style:text-properties style:font-name="Times New Roman"/>
    </style:style>
    <style:style style:name="P4" style:family="paragraph" style:parent-style-name="First_20_paragraph">
      <style:text-properties style:font-name="Times New Roman" officeooo:paragraph-rsid="00186fb2"/>
    </style:style>
    <style:style style:name="P5" style:family="paragraph" style:parent-style-name="First_20_paragraph">
      <style:text-properties style:font-name="Times New Roman" officeooo:paragraph-rsid="0020d63e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.15cm" style:contextual-spacing="false"/>
      <style:text-properties style:font-name="Times New Roman"/>
    </style:style>
    <style:style style:name="P8" style:family="paragraph" style:parent-style-name="Text_20_body">
      <style:text-properties style:font-name="Times New Roman" officeooo:paragraph-rsid="00173265"/>
    </style:style>
    <style:style style:name="P9" style:family="paragraph" style:parent-style-name="Title">
      <style:text-properties style:font-name="Times New Roman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Times New Roman"/>
    </style:style>
    <style:style style:name="P12" style:family="paragraph" style:parent-style-name="Heading_20_1">
      <style:text-properties style:font-name="Times New Roman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3">
      <style:text-properties style:font-name="Times New Roman"/>
    </style:style>
    <style:style style:name="P15" style:family="paragraph" style:parent-style-name="List" style:list-style-name="L1">
      <style:text-properties style:font-name="Times New Roman"/>
    </style:style>
    <style:style style:name="P16" style:family="paragraph" style:parent-style-name="List" style:list-style-name="L2">
      <style:text-properties style:font-name="Times New Roman"/>
    </style:style>
    <style:style style:name="P17" style:family="paragraph" style:parent-style-name="List" style:list-style-name="L3">
      <style:text-properties style:font-name="Times New Roman"/>
    </style:style>
    <style:style style:name="P18" style:family="paragraph" style:parent-style-name="List" style:list-style-name="L4">
      <style:text-properties style:font-name="Times New Roman"/>
    </style:style>
    <style:style style:name="P19" style:family="paragraph" style:parent-style-name="List" style:list-style-name="L5">
      <style:text-properties style:font-name="Times New Roman"/>
    </style:style>
    <style:style style:name="P20" style:family="paragraph" style:parent-style-name="List" style:list-style-name="L6">
      <style:text-properties style:font-name="Times New Roman"/>
    </style:style>
    <style:style style:name="P21" style:family="paragraph" style:parent-style-name="List" style:list-style-name="L7">
      <style:text-properties style:font-name="Times New Roman"/>
    </style:style>
    <style:style style:name="P22" style:family="paragraph" style:parent-style-name="List" style:list-style-name="L8">
      <style:text-properties style:font-name="Times New Roman"/>
    </style:style>
    <style:style style:name="P23" style:family="paragraph" style:parent-style-name="List" style:list-style-name="L9">
      <style:text-properties style:font-name="Times New Roman"/>
    </style:style>
    <style:style style:name="P24" style:family="paragraph" style:parent-style-name="List" style:list-style-name="L10">
      <style:text-properties style:font-name="Times New Roman"/>
    </style:style>
    <style:style style:name="P25" style:family="paragraph" style:parent-style-name="List" style:list-style-name="L11">
      <style:text-properties style:font-name="Times New Roman" officeooo:rsid="001f008b" officeooo:paragraph-rsid="0020d63e"/>
    </style:style>
    <style:style style:name="P26" style:family="paragraph" style:parent-style-name="List" style:list-style-name="L11">
      <style:text-properties style:font-name="Times New Roman" officeooo:paragraph-rsid="0020d63e"/>
    </style:style>
    <style:style style:name="P27" style:family="paragraph" style:parent-style-name="List" style:list-style-name="L12">
      <style:text-properties style:font-name="Times New Roman"/>
    </style:style>
    <style:style style:name="P28" style:family="paragraph" style:parent-style-name="List" style:list-style-name="L13">
      <style:text-properties style:font-name="Times New Roman"/>
    </style:style>
    <style:style style:name="P29" style:family="paragraph" style:parent-style-name="List" style:list-style-name="L14">
      <style:text-properties style:font-name="Times New Roman"/>
    </style:style>
    <style:style style:name="P30" style:family="paragraph" style:parent-style-name="List" style:list-style-name="L15">
      <style:text-properties style:font-name="Times New Roman"/>
    </style:style>
    <style:style style:name="P31" style:family="paragraph" style:parent-style-name="List" style:list-style-name="L16">
      <style:text-properties style:font-name="Times New Roman"/>
    </style:style>
    <style:style style:name="P32" style:family="paragraph" style:parent-style-name="List" style:list-style-name="L17">
      <style:text-properties style:font-name="Times New Roman"/>
    </style:style>
    <style:style style:name="P33" style:family="paragraph" style:parent-style-name="List" style:list-style-name="L18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32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326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3265" style:font-weight-asian="normal" style:font-weight-complex="normal"/>
    </style:style>
    <style:style style:name="T7" style:family="text">
      <style:text-properties officeooo:rsid="00186fb2"/>
    </style:style>
    <style:style style:name="T8" style:family="text">
      <style:text-properties officeooo:rsid="001a495e"/>
    </style:style>
    <style:style style:name="T9" style:family="text">
      <style:text-properties officeooo:rsid="001bcb99"/>
    </style:style>
    <style:style style:name="T10" style:family="text">
      <style:text-properties officeooo:rsid="001c6e44"/>
    </style:style>
    <style:style style:name="T11" style:family="text">
      <style:text-properties officeooo:rsid="001e4954"/>
    </style:style>
    <style:style style:name="T12" style:family="text">
      <style:text-properties officeooo:rsid="0020bed5"/>
    </style:style>
    <style:style style:name="T13" style:family="text">
      <style:text-properties officeooo:rsid="0020d63e"/>
    </style:style>
    <style:style style:name="T14" style:family="text">
      <style:text-properties officeooo:rsid="00215e1a"/>
    </style:style>
    <style:style style:name="T15" style:family="text">
      <style:text-properties style:font-name="Times New Roman" officeooo:rsid="002838cb"/>
    </style:style>
    <style:style style:name="T16" style:family="text">
      <style:text-properties style:font-name="Times New Roman" officeooo:rsid="00173265"/>
    </style:style>
    <style:style style:name="T17" style:family="text">
      <style:text-properties style:font-name="Times New Roman" officeooo:rsid="002a5716"/>
    </style:style>
    <style:style style:name="T18" style:family="text">
      <style:text-properties officeooo:rsid="002b27f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V — Luke Elson</text:p>
      <text:p text:style-name="P2"><text:span text:style-name="T16">www.luke-elson.org<text:tab/><text:tab/><text:tab/><text:tab/><text:tab/><text:tab/></text:span><text:span text:style-name="T17">University of Reading</text:span></text:p>
      <text:p text:style-name="P2"><text:span text:style-name="T15">l</text:span><text:span text:style-name="T16">uke.elson@reading.ac.uk<text:tab/><text:tab/><text:tab/><text:tab/><text:tab/></text:span><text:span text:style-name="T17">Philosophy Department</text:span></text:p>
      <text:h text:style-name="P10" text:outline-level="1"><text:bookmark-start text:name="employment-and-education"/>Employment and Education<text:bookmark-end text:name="employment-and-education"/></text:h>
      <text:p text:style-name="P3">University of Reading:</text:p>
      <text:list text:style-name="L1">
        <text:list-item>
          <text:p text:style-name="P15">2022– Associate Professor.</text:p>
        </text:list-item>
        <text:list-item>
          <text:p text:style-name="P15">2014–2022 Lecturer in Philosophy.</text:p>
        </text:list-item>
      </text:list>
      <text:p text:style-name="P3">University of North Carolina at Chapel Hill:</text:p>
      <text:list text:style-name="L2">
        <text:list-item>
          <text:p text:style-name="P16">2014 PhD Philosophy.</text:p>
        </text:list-item>
        <text:list-item>
          <text:p text:style-name="P16">2009 MA Philosophy.</text:p>
        </text:list-item>
      </text:list>
      <text:p text:style-name="P3">Exeter College, Oxford:</text:p>
      <text:list text:style-name="L3">
        <text:list-item>
          <text:p text:style-name="P17">2005 BA Mathematics and Philosophy.</text:p>
        </text:list-item>
      </text:list>
      <text:h text:style-name="P11" text:outline-level="1"><text:bookmark-start text:name="publications"/>Publications<text:bookmark-end text:name="publications"/></text:h>
      <text:h text:style-name="P13" text:outline-level="2"><text:bookmark-start text:name="journal-articles-and-book-chapters"/>Journal <text:span text:style-name="T11">a</text:span>rticles and <text:span text:style-name="T11">b</text:span>ook <text:span text:style-name="T11">c</text:span>hapters<text:bookmark-end text:name="journal-articles-and-book-chapters"/></text:h>
      <text:p text:style-name="P3">(2021) ‘What does incommensurability tell us about agency?’ in <text:span text:style-name="T1">Value Incommensurability: Ethics, Risk, and Decision-Making</text:span>, edited by Henrik Andersson and Anders Herlitz. Routledge. doi:10.4324/9781003148012-13</text:p>
      <text:p text:style-name="P6">(2019) ‘Probabilistic Promotion and Ability’, <text:span text:style-name="T1">Ergo</text:span> vol. 6, no. 34. doi:10.3998/ergo.12405314.0006.034</text:p>
      <text:p text:style-name="P6">(2019) ‘Can Streumer simply avoid Supervenience?’, <text:span text:style-name="T1">Journal of Ethics &amp; Social Philosophy</text:span> vol. 16, no. 3 (2019). doi:10.26556/jesp.v16i3.508</text:p>
      <text:p text:style-name="P6">(2017) ‘Incommensurability as Vagueness: a Burden-Shifting Argument’, <text:span text:style-name="T1">Theoria</text:span> 83: 341-363. doi: 10.1111/theo.12129</text:p>
      <text:p text:style-name="P7">(2016) ‘Tenenbaum and Raffaman on Vague Projects, the Self-Torturer, and the Sorites’, <text:span text:style-name="T1">Ethics</text:span> Vol. 126, No. 2, pp. 474-488. doi:10.1086/683533.</text:p>
      <text:p text:style-name="P6">(2014) ‘Heaps and Chains: is the Chaining Argument for Parity a Sorites?’, <text:span text:style-name="T1">Ethics</text:span> Vol. 124, No. 3, pp. 557-571. doi: 10.1086/674844</text:p>
      <text:p text:style-name="P6">(2014) ‘Borderline Cases and the Collapsing Principle’, <text:span text:style-name="T1">Utilitas</text:span> volume 26, issue 01, pp. 51-60. doi:10.1017/S095382081300023X</text:p>
      <text:h text:style-name="P13" text:outline-level="2"><text:span text:style-name="T11">Edited volumes, book r</text:span><text:bookmark-start text:name="reviews-and-other-pieces"/>eviews and <text:span text:style-name="T11">o</text:span>ther <text:span text:style-name="T11">p</text:span>ieces<text:bookmark-end text:name="reviews-and-other-pieces"/></text:h>
      <text:p text:style-name="P3">(Forthcoming) Edited special edition of <text:span text:style-name="T1">Ratio</text:span> in celebration of Brad Hooker’s work, with Charlotte Newey.</text:p>
      <text:p text:style-name="P6">(2021) Review of <text:span text:style-name="T1">Companions in Guilt Arguments in Metaethics</text:span> edited by Christopher Cowie and Richard Rowland, at Notre Dame Philosophical Reviews.</text:p>
      <text:p text:style-name="P6">(2018) ‘How a moral philosopher justifies his carbon footprint’: a general audience piece on carbon offsetting for <text:span text:style-name="T1">The Conversation</text:span>.</text:p>
      <text:p text:style-name="P6">(2018) Review of David Sobel’s <text:span text:style-name="T1">From Valuing to Value</text:span>, <text:span text:style-name="T1">Analysis</text:span>, Volume 78, Issue 3, pp. 583-586. doi:10.1093/analys/any045.</text:p>
      <text:p text:style-name="P8"><text:soft-page-break/>(2016) Edited special edition of <text:span text:style-name="T1">Ratio</text:span> (with introduction) on Ethics and Indeterminacy.<text:bookmark text:name="teaching"/></text:p>
      <text:h text:style-name="P12" text:outline-level="1">Teachi<text:span text:style-name="T2">ng</text:span></text:h>
      <text:h text:style-name="P13" text:outline-level="2">Undergraduate modules/courses</text:h>
      <text:p text:style-name="P6"><text:span text:style-name="T3">Mediaeval philosophy.</text:span> <text:span text:style-name="T2">Autumn 2022, 2020, 2019, 2018. Chapel Hill: Summer 2013.</text:span></text:p>
      <text:p text:style-name="P6"><text:span text:style-name="T3">Intermediate (second-year) moral philosophy.</text:span> <text:span text:style-name="T2">Spring 2022, 2021, 2020, 2019; Autumn 2015, 2014.</text:span></text:p>
      <text:p text:style-name="P6"><text:span text:style-name="T3">Introduct</text:span><text:span text:style-name="T4">ory</text:span><text:span text:style-name="T3"> (first-year) ethics.</text:span><text:span text:style-name="T5"> </text:span><text:span text:style-name="T6">Spring 2021, 2020, 2019, 2016, 2015. Chapel Hill: Spring 2010.</text:span></text:p>
      <text:p text:style-name="P6"><text:span text:style-name="T3">Third-year advanced ethics module on reasons.</text:span> <text:span text:style-name="T2">Autumn </text:span>2018 <text:span text:style-name="T2">(</text:span>with Philip Stratton-Lake<text:span text:style-name="T2">)</text:span>.</text:p>
      <text:p text:style-name="P6"><text:span text:style-name="T3">Logic </text:span><text:span text:style-name="T4">(up to predicate calculus). </text:span>Summer 2017, <text:span text:style-name="T2">Spring 2015. Chapel Hill: Fall </text:span>2013, and as Teaching Assistant for Thomas Hofweber in <text:span text:style-name="T2">Spring </text:span>2013.</text:p>
      <text:p text:style-name="P6"><text:span text:style-name="T3">Epistemology.</text:span> Autumn 2015 (justification half only).</text:p>
      <text:p text:style-name="P6"><text:span text:style-name="T3">Introduction to Philosophy (online)</text:span> at Chapel Hill: <text:span text:style-name="T2">Summer </text:span>2014.</text:p>
      <text:p text:style-name="P6"><text:span text:style-name="T3">Introduction to metaphysics</text:span> at Chapel Hill: <text:span text:style-name="T2">Summer </text:span>2012.</text:p>
      <text:p text:style-name="P6"><text:span text:style-name="T3">A literary introduction to philosophy </text:span>at Chapel Hill: <text:span text:style-name="T2">Summer </text:span>2011, 2009. Also as T<text:span text:style-name="T2">eaching </text:span>A<text:span text:style-name="T2">ssistant</text:span> for C.D.C. Reeve in <text:span text:style-name="T2">Fall </text:span>2008.</text:p>
      <text:p text:style-name="P6"><text:span text:style-name="T3">Introduction to Bioethics (online).</text:span> <text:span text:style-name="T2">Summer </text:span>2010.</text:p>
      <text:p text:style-name="P6"><text:span text:style-name="T3">Philosophy of Science.</text:span> Teaching Assistant <text:span text:style-name="T2">for </text:span>Marc Lange. <text:span text:style-name="T2">Spring </text:span>2009.</text:p>
      <text:h text:style-name="P13" text:outline-level="2"><text:bookmark-start text:name="undergraduate-supervision"/>Undergraduate supervision<text:bookmark-end text:name="undergraduate-supervision"/></text:h>
      <text:p text:style-name="P3">Supervised multiple BA dissertations and independent research projects (mini-dissertations) each year since 2014.</text:p>
      <text:p text:style-name="P6">Supervisor of Undergraduate Research Opportunity Projects:</text:p>
      <text:list text:style-name="L4">
        <text:list-item>
          <text:p text:style-name="P18">‘Nihilism and the emotions’ in Summer 2021.</text:p>
        </text:list-item>
        <text:list-item>
          <text:p text:style-name="P18">‘Ought implies can – history and arguments’ in Summer 2017.</text:p>
        </text:list-item>
        <text:list-item>
          <text:p text:style-name="P18">‘Climate change and rational choice’ in Summer 2015.</text:p>
        </text:list-item>
      </text:list>
      <text:h text:style-name="P13" text:outline-level="2"><text:bookmark-start text:name="phd-supervision"/>PhD supervision<text:bookmark-end text:name="phd-supervision"/></text:h>
      <text:p text:style-name="P3">Primary supervisor of <text:span text:style-name="T2">Tommaso Soriani, on ethics and personites. 2022--</text:span></text:p>
      <text:p text:style-name="P6">Completed co-supervision:</text:p>
      <text:list text:style-name="L5">
        <text:list-item>
          <text:p text:style-name="P19">Lanell Mason, ‘Moral Agents in a Moral World: A New Account of Moral Realism and Moral Perception’, with David Oderberg.</text:p>
        </text:list-item>
        <text:list-item>
          <text:p text:style-name="P19">Adam Pearce on the criminalisation of climate change, with Rob Jubb (politics).</text:p>
        </text:list-item>
        <text:list-item>
          <text:p text:style-name="P19">Livia Luzzatto on the scope of climate justice, with Rob Jubb (politics).</text:p>
        </text:list-item>
        <text:list-item>
          <text:p text:style-name="P19">Bradley Hillier-Smith on the ethics of responses to refugees, with Brad Hooker. Viva passed January 2021.</text:p>
        </text:list-item>
      </text:list>
      <text:h text:style-name="P13" text:outline-level="2"><text:bookmark-start text:name="seminars-and-classes-for-graduate-students"/>Seminars and classes for graduate students<text:bookmark-end text:name="seminars-and-classes-for-graduate-students"/></text:h>
      <text:p text:style-name="P3">Graduate Class <text:span text:style-name="T2">for PhD students</text:span>:</text:p>
      <text:list text:style-name="L6">
        <text:list-item>
          <text:p text:style-name="P20">Summer term 2021: <text:span text:style-name="T11">on </text:span>my book manuscript ‘unsharp choices’.</text:p>
        </text:list-item>
        <text:list-item>
          <text:p text:style-name="P20">Spring 2016: Recent work on Incommensurability and Reasons.</text:p>
        </text:list-item>
      </text:list>
      <text:p text:style-name="P4">Graduate Research Seminar (workshop). Autumn 2019-<text:span text:style-name="T7">Spring 2022, Summer 2015</text:span>.</text:p>
      <text:p text:style-name="P6">Staff-Student Reading Group. Spring 2015 on L.A. Paul, <text:span text:style-name="T1">Transformative Experience</text:span>.</text:p>
      <text:p text:style-name="P6"><text:soft-page-break/>Supervisor for multiple MRes Essays and Dissertations per year since 2015. Topics include: Presentism and Truthmaker Theory, The Justification of War, Psychological Egoism, Moral Overridingness, Anarchism, Nudge, Sceptical Theism, the Problem of Evil.</text:p>
      <text:h text:style-name="P11" text:outline-level="1"><text:bookmark-start text:name="professional-activities-and-service"/>Professional Activities and Service<text:bookmark-end text:name="professional-activities-and-service"/></text:h>
      <text:p text:style-name="P3">Reviewer for: <text:span text:style-name="T1">Analysis</text:span>, <text:span text:style-name="T1">Australasian Journal of Philosophy</text:span>, <text:span text:style-name="T1">Economics and Philosophy</text:span>, <text:span text:style-name="T1">Erkenntnis, Ethical Theory and Moral Practice</text:span>, <text:span text:style-name="T1">Ethics</text:span>, <text:span text:style-name="T1">Journal of the American Philosophical Association</text:span>, <text:span text:style-name="T1">Journal of Ethics, Journal of Ethics &amp; Social Philosophy, Journal of Philosophy</text:span>, <text:span text:style-name="T1">Journal of Value Inquiry</text:span>, <text:span text:style-name="T1">Mind,</text:span> <text:span text:style-name="T1">Noûs,</text:span> <text:span text:style-name="T1">Pacific Philosophical Quarterly, Philosophical Quarterly</text:span>, <text:span text:style-name="T1">Review of Philosophy and Psychology</text:span>, Routledge, <text:span text:style-name="T1">Synthese</text:span>, <text:span text:style-name="T1">Theoria</text:span>, <text:span text:style-name="T1">Utilitas</text:span>.</text:p>
      <text:p text:style-name="P6">Equalities Officer, British Society for Ethical Theory. 2021–</text:p>
      <text:p text:style-name="P6">Reviewer for Horizon 2020 and Horizon Europe MSCA Fellowship proposals for the European Union. 2019–</text:p>
      <text:p text:style-name="P6">the AHRC SWW doctoral training partnership.<text:span text:style-name="T18">qz</text:span></text:p>
      <text:p text:style-name="P6">External examiner for taught postgraduate programmes, School of Philosophy, Theology &amp; Religion at the University of Birmingham. 2022–</text:p>
      <text:p text:style-name="P6">PhD examining:</text:p>
      <text:list text:style-name="L7">
        <text:list-item>
          <text:p text:style-name="P21">Externally at University College, London. 2019.</text:p>
        </text:list-item>
        <text:list-item>
          <text:p text:style-name="P21">Internally at Reading, several times since 2015.</text:p>
        </text:list-item>
      </text:list>
      <text:p text:style-name="P3">Chair of scrutiny panels for new programmes:</text:p>
      <text:list text:style-name="L8">
        <text:list-item>
          <text:p text:style-name="P22">BSc Biovetinerary Sciences, 2022;</text:p>
        </text:list-item>
        <text:list-item>
          <text:p text:style-name="P22">MSc Climate Change and Artificial Intelligence, 2021-22.</text:p>
        </text:list-item>
      </text:list>
      <text:p text:style-name="P6"><text:bookmark-start text:name="conferences-and-workshops-organised"/>Conferences and workshops organised<text:bookmark-end text:name="conferences-and-workshops-organised"/>:</text:p>
      <text:list text:style-name="L9">
        <text:list-item>
          <text:p text:style-name="P23">(2021 <text:span text:style-name="T8">April</text:span>) Workshop in honour of Brad Hooker, with Charlotte Newey. Reading.</text:p>
        </text:list-item>
        <text:list-item>
          <text:p text:style-name="P23">(2018 March) Southern Normativity Group annual Conference, Reading.</text:p>
        </text:list-item>
        <text:list-item>
          <text:p text:style-name="P23">(2017 October) Moral and Rational Uncertainty one-day workshop, with Society for Applied Philosophy funding, Reading (with Patrick Tomlin).</text:p>
        </text:list-item>
        <text:list-item>
          <text:p text:style-name="P23">(2015 April) Indeterminacy in Ethics annual <text:span text:style-name="T1">Ratio</text:span> conference, Reading.</text:p>
        </text:list-item>
      </text:list>
      <text:p text:style-name="P6"><text:bookmark-start text:name="impact-and-outreach"/>Impact and Outreach<text:bookmark-end text:name="impact-and-outreach"/>:</text:p>
      <text:list text:style-name="L10">
        <text:list-item>
          <text:p text:style-name="P24">Panel member, public discussion on carbon offsetting. City Conversations, London. November 2019.</text:p>
        </text:list-item>
        <text:list-item>
          <text:p text:style-name="P24">Numerous webinars for Ethical Reading, on topics including moral luck and moral dilemmas.</text:p>
        </text:list-item>
        <text:list-item>
          <text:p text:style-name="P24">Recorded ‘A’ Level revision videos for Massolit.</text:p>
        </text:list-item>
      </text:list>
      <text:h text:style-name="P13" text:outline-level="2"><text:bookmark-start text:name="main-administrative-roles-at-reading"/>Main administrative roles at Reading<text:bookmark-end text:name="main-administrative-roles-at-reading"/></text:h>
      <text:p text:style-name="P3">Research Division Leader for Philosophy. 2022–</text:p>
      <text:p text:style-name="P6">RRDP presentation you and your supervisor</text:p>
      <text:p text:style-name="P6">Philosophy department representative and core group member for School of Humanities Athena SWAN application. Implemented diagnostic survey of school members and conducted focus group. 2018–</text:p>
      <text:p text:style-name="P6">Website, blog, and social media administrator. 2014–</text:p>
      <text:p text:style-name="P6">Director of Postgraduate Research Studies. 2019–2022.</text:p>
      <text:p text:style-name="P6">Part (year) 3 co-ordinator. 2019–2022.</text:p>
      <text:p text:style-name="P6"><text:soft-page-break/>PPE co-ordinator: 2021-2022.</text:p>
      <text:p text:style-name="P6">Internal panelist for Periodic Review of Department of Computer Science. March 2019.</text:p>
      <text:p text:style-name="P6">Part (year) 2 co-ordinator. 2018–19</text:p>
      <text:p text:style-name="P6">Philosophy Admissions Tutor. 2018-19</text:p>
      <text:p text:style-name="P6">Welcome (freshers) week co-ordinator. 2018-19</text:p>
      <text:p text:style-name="P6">Convenor, Visiting Speaker series and liaison with undergraduate Philosophy Society. 2014–2017</text:p>
      <text:p text:style-name="P6">Reading representative at the UK-China Philosophy Programme meetings at Queen’s College, Oxford and King’s College, London. Spring and Summer 2016.</text:p>
      <text:p text:style-name="P6">Member, Interview Panel for Graduate Teaching Assistant. July 2015.</text:p>
      <text:h text:style-name="P13" text:outline-level="2"><text:bookmark-start text:name="administrative-roles-at-unc-chapel-hill"/>Administrative roles at UNC Chapel Hill<text:bookmark-end text:name="administrative-roles-at-unc-chapel-hill"/></text:h>
      <text:p text:style-name="P3">Organiser, UNC Philosophy Work in Progress <text:span text:style-name="T10">s</text:span>eries. 2008–09 and 2013–14.</text:p>
      <text:p text:style-name="P6">External Advisor, Southern Alamance County High School Ethics Bowl Team. 2011–13.</text:p>
      <text:p text:style-name="P6">Graduate Assistant, UNC Philosophy Colloquium. 2008–09 and 2011.</text:p>
      <text:p text:style-name="P6">Philosophy Representative, UNC Graduate and Professional Student Federation. 2011–12.</text:p>
      <text:p text:style-name="P6">Professional Memberships: UK Higher Education Academy (Fellow since September 2016), Mind Association, British Society for Ethical Theory, American Philosophical Association.</text:p>
      <text:h text:style-name="P11" text:outline-level="1"><text:bookmark-start text:name="grants-awards-and-prizes"/>Grants, Awards, and Prizes<text:bookmark-end text:name="grants-awards-and-prizes"/></text:h>
      <text:p text:style-name="P3">Marie Skłodowska-Curie Individual Fellowship, ‘Austere Reasons.’ Held at the University of Reading, July 2017 to August 2018. Value: €114,015.30</text:p>
      <text:p text:style-name="P6">2020 Research Fellowship (2 terms of teaching relief and £500 travel fund), University of Reading. <text:span text:style-name="T12">2015-16</text:span>.</text:p>
      <text:p text:style-name="P6"><text:span text:style-name="T8">Several </text:span>Travel Awards from University of Reading.</text:p>
      <text:p text:style-name="P3">Mind Association Conference Grant (£500) for Indeterminacy in Ethics conference, April 2015.</text:p>
      <text:p text:style-name="P6">Prize for best graduate student paper. North Carolina Philosophical Society. February 2013.</text:p>
      <text:p text:style-name="P6">Non-teaching Fellowships UNC Philosophy Department. 2007–2008, Fall 2012, Spring 2014.</text:p>
      <text:p text:style-name="P6">UNC Richard Brooke Scholarship. 2008–2010 and 2011–2012.</text:p>
      <text:p text:style-name="P6">Travel Award (x9). UNC Department of Philosophy and graduate school. 2012–13.</text:p>
      <text:h text:style-name="P12" text:outline-level="1"><text:bookmark-start text:name="presentations"/>Presentations<text:bookmark-end text:name="presentations"/></text:h>
      <text:p text:style-name="P5">A paper on value incommensurability <text:span text:style-name="T14">(title TBC)</text:span> at Lund University, May 2023.</text:p>
      <text:p text:style-name="P5">‘<text:span text:style-name="T9">Inefficacy and Democracy</text:span>’:</text:p>
      <text:list text:style-name="L11">
        <text:list-item>
          <text:p text:style-name="P25">Debunking Inefficacy <text:span text:style-name="T13">w</text:span>orkshop, VU Amsterdam, December 2022.</text:p>
        </text:list-item>
        <text:list-item>
          <text:p text:style-name="P25">Value and Agent Relativity workshop at Grandhotel Giessbach, Switzerland, April 2022.</text:p>
        </text:list-item>
        <text:list-item>
          <text:p text:style-name="P26">APA Eastern Division Meeting, Savannah, USA. January 2018.</text:p>
        </text:list-item>
        <text:list-item>
          <text:p text:style-name="P26">Climate Science, Values and Politics workshop, Durham University, May 2015.</text:p>
        </text:list-item>
      </text:list>
      <text:p text:style-name="P3">‘Structural Rationality Avoids Determinate Substantive Irrationality’ at the German Analytic Philosophy congress (GAP.11), Berlin. September 2022.</text:p>
      <text:p text:style-name="P6">‘Another Vagueness Solution to Spectrum Arguments’ at the Rocky Mountain Ethics Congress. August 2022.</text:p>
      <text:p text:style-name="P6"><text:soft-page-break/>‘Kahane’s Wager’ at the Joint Session of the Aristotelian Society and the Mind Association. Summer 2021.</text:p>
      <text:p text:style-name="P6">‘Indeterminacy and Agency’:</text:p>
      <text:list text:style-name="L12">
        <text:list-item>
          <text:p text:style-name="P27">Oakland University, USA. 2021.</text:p>
        </text:list-item>
        <text:list-item>
          <text:p text:style-name="P27">Incommensurability: Vagueness, Parity and other Non-Conventional Comparative Relations workshop in Stockholm. 2019.</text:p>
        </text:list-item>
      </text:list>
      <text:p text:style-name="P3">‘Nihilistic Despair’:</text:p>
      <text:list text:style-name="L13">
        <text:list-item>
          <text:p text:style-name="P28">Moral Philosophy Seminar, Oxford. 2019.</text:p>
        </text:list-item>
        <text:list-item>
          <text:p text:style-name="P28">University of Groningen. 2018.</text:p>
        </text:list-item>
        <text:list-item>
          <text:p text:style-name="P28">Humboldt-Universität zu Berlin Metaethics Colloquium. 2017.</text:p>
        </text:list-item>
        <text:list-item>
          <text:p text:style-name="P28">Trinity College, Dublin. 2017.</text:p>
        </text:list-item>
      </text:list>
      <text:p text:style-name="P3">‘Choice Under Indeterminacy’:</text:p>
      <text:list text:style-name="L14">
        <text:list-item>
          <text:p text:style-name="P29">University of York. May 2018.</text:p>
        </text:list-item>
        <text:list-item>
          <text:p text:style-name="P29">Hard Cases and Rational Choice conference in Bern. November 2017.</text:p>
        </text:list-item>
        <text:list-item>
          <text:p text:style-name="P29">Choice Group, London School of Economics. October 2015.</text:p>
        </text:list-item>
      </text:list>
      <text:p text:style-name="P3">‘Ought implies Can implies Moral Rationalism’:</text:p>
      <text:list text:style-name="L15">
        <text:list-item>
          <text:p text:style-name="P30">Morality and Rationality Revisited conference, University of Leeds. September 2018.</text:p>
        </text:list-item>
        <text:list-item>
          <text:p text:style-name="P30">OZSW conference in Groningen. December 2016.</text:p>
        </text:list-item>
      </text:list>
      <text:p text:style-name="P3">‘Ability and Promotion’ at Lund University. December 2017.</text:p>
      <text:p text:style-name="P6">‘The Size of the Universe and Nihilism’:</text:p>
      <text:list text:style-name="L16">
        <text:list-item>
          <text:p text:style-name="P31">OZSW conference in Groningen. December 2016.</text:p>
        </text:list-item>
        <text:list-item>
          <text:p text:style-name="P31">Southern Normativity Group meeting at the University of Sussex. September 2016.</text:p>
        </text:list-item>
      </text:list>
      <text:p text:style-name="P3">‘How Implausible is Satisficing Utilitarianism?’ at the 14th International Society for Utilitarian Studies Conference at Lille Catholic University. July 2016.</text:p>
      <text:p text:style-name="P6">‘A Satisficing Response to Gratuitous Harm’ at the Rocky Mountain Ethics Congress (RoME). University of Colorado, Boulder. August 2015.</text:p>
      <text:p text:style-name="P6">‘Satisficing, Arbitrariness, and Indeterminacy’ at the Rocky Mountain Ethics Congress (RoME). University of Colorado, Boulder. August 2013. Commenter: Preston Werner.</text:p>
      <text:p text:style-name="P6">‘Tenenbaum and Raffaman on Vague Projects, the Self-Torturer, and the Sorites’ at University of York. October 2014.</text:p>
      <text:p text:style-name="P6">‘Self-Torture as Practical Sorites’:</text:p>
      <text:list text:style-name="L17">
        <text:list-item>
          <text:p text:style-name="P32">Harvard-MIT Graduate Conference. Cambridge, MA. April 2013. Commenter: Ryan Doody. (This conference was canceled due to the Boston bombings.)</text:p>
        </text:list-item>
        <text:list-item>
          <text:p text:style-name="P32">North Carolina Philosophical Society. East Carolina University. February 2013.</text:p>
        </text:list-item>
      </text:list>
      <text:p text:style-name="P3">‘Incommensurability as Comparative Borderlineness’:</text:p>
      <text:list text:style-name="L18">
        <text:list-item>
          <text:p text:style-name="P33">South Carolina Society for Philosophy. College of Charleston. March 2013.</text:p>
        </text:list-item>
        <text:list-item>
          <text:p text:style-name="P33">Fourth Dutch Conference on Practical Philosophy. TU/Eindhoven. Nov. 2012.</text:p>
        </text:list-item>
      </text:list>
      <text:h text:style-name="P14" text:outline-level="3"><text:bookmark-start text:name="comments"/>Comments<text:bookmark-end text:name="comments"/></text:h>
      <text:p text:style-name="P3">On Farbod Akhlaghi-Ghaffarokh’s <text:span text:style-name="T1">An Argument for the Metaphysical Necessity of Moral Principles</text:span> at the Second Metaethics Workshop. University of Groningen. 2019.</text:p>
      <text:p text:style-name="P6">On Rachel Handley’s <text:span text:style-name="T1">Quasi-Realism, Disagreement, and Fundamental Error</text:span> at the Conference by Women in Philosophy. Vrije Universiteit, Amsterdam. July 2018.</text:p>
      <text:p text:style-name="P6"><text:soft-page-break/>On Anne Meylan, ‘Reasons-Responsiveness and the Basing Relation,’ at ‘Epistemic and Practical Normativity: Meta-Normative Problems and Proposals,’ Southampton, June 2015.</text:p>
      <text:p text:style-name="P6">On Stewart Eskew, ‘Moral Supervenience and Moral Knowledge: How Not to Defend Moral Perception’ at APA Eastern Division. Baltimore, MD. December 2013.</text:p>
      <text:p text:style-name="P6">On Shane George, ‘Why Hard Cases are Incommensurable’ at Central States Philosophical Association. Oklahoma State University, Tulsa. October 2013.</text:p>
      <text:p text:style-name="P6">On Carl Posy, ‘Kantian Discipline and the Paradoxes of Knowledge’ at UNC/Hebrew University Workshop. Jerusalem. May 2013. (My comments were delivered by proxy.)</text:p>
      <text:p text:style-name="P6">On Ayca Boylu, ‘Thick Concepts and Intrinsic Goodness Attributions’ at APA Pacific Division. San Francisco, CA. March 201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Regular" style:font-family-generic="roman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/>
    </style:style>
    <style:style style:name="List" style:family="paragraph" style:parent-style-name="Text_20_body" style:class="list">
      <style:paragraph-properties fo:margin-top="0cm" fo:margin-bottom="0.15cm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21cm" style:contextual-spacing="false" fo:text-align="center" style:justify-single-word="false"/>
      <style:text-properties fo:text-transform="upperca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.199cm" fo:margin-bottom="0.499cm" style:contextual-spacing="false"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title>CV — Luke Elson</dc:title>
    <dc:description/>
    <dc:subject/>
    <meta:keyword/>
    <dc:language>en-GB</dc:language>
    <meta:initial-creator/>
    <dc:creator>Luke Elson</dc:creator>
    <meta:creation-date>2022-11-24T20:30:00Z</meta:creation-date>
    <dc:date>2022-11-24T21:52:42.398452898</dc:date>
    <meta:editing-duration>PT1H14M24S</meta:editing-duration>
    <meta:editing-cycles>22</meta:editing-cycles>
    <meta:document-statistic meta:table-count="0" meta:image-count="0" meta:object-count="0" meta:page-count="6" meta:paragraph-count="159" meta:word-count="1664" meta:character-count="12152" meta:non-whitespace-character-count="10695"/>
    <meta:user-defined meta:name="colorlinks">True</meta:user-defined>
    <meta:user-defined meta:name="date">November 2022</meta:user-defined>
    <meta:user-defined meta:name="fontsize">12pt</meta:user-defined>
    <meta:user-defined meta:name="geometry">margin=2cm</meta:user-defined>
    <meta:user-defined meta:name="header-includes" meta:value-type="string"/>
    <meta:user-defined meta:name="papersize" meta:value-type="string">a4</meta:user-defined>
  </office:meta>
</office:document-meta>
</file>